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arker Felt" svg:font-family="'Marker Felt'" style:font-pitch="variable"/>
    <style:font-face style:name="Marker Felt1" svg:font-family="'Marker Felt'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705cm"/>
    </style:style>
    <style:style style:name="gr2" style:family="graphic" style:parent-style-name="objectwithoutfill">
      <style:graphic-properties svg:stroke-width="0.1cm" svg:stroke-color="#ff3366" draw:marker-start-width="0.5cm" draw:marker-end-width="0.5cm" draw:fill="none" draw:textarea-vertical-align="middle" fo:padding-top="0.175cm" fo:padding-bottom="0.175cm" fo:padding-left="0.3cm" fo:padding-right="0.3cm" draw:shadow="visible"/>
    </style:style>
    <style:style style:name="P1" style:family="paragraph">
      <style:paragraph-properties fo:text-align="end" style:writing-mode="lr-tb"/>
    </style:style>
    <style:style style:name="P2" style:family="paragraph">
      <loext:graphic-properties draw:fill="none" draw:fill-color="#ffffff"/>
      <style:paragraph-properties fo:text-align="end" style:writing-mode="lr-tb"/>
      <style:text-properties fo:font-size="4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Marker Felt1" fo:font-size="40pt" fo:font-style="italic" fo:font-weight="bold" style:font-size-asian="18pt" style:font-size-complex="18pt"/>
    </style:style>
    <style:style style:name="T2" style:family="text">
      <style:text-properties fo:font-size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9cm" svg:height="10.208cm" svg:x="0.4cm" svg:y="0.3cm">
          <draw:text-box>
            <text:p text:style-name="P1"><text:span text:style-name="T1">R / RStudio</text:span></text:p>
            <text:p text:style-name="P1"><text:span text:style-name="T1">Platform </text:span></text:p>
            <text:p text:style-name="P1"><text:span text:style-name="T1">4 </text:span></text:p>
            <text:p text:style-name="P1"><text:span text:style-name="T1">Teaching </text:span></text:p>
            <text:p text:style-name="P1"><text:span text:style-name="T1">in </text:span></text:p>
            <text:p text:style-name="P1"><text:span text:style-name="T1">STEM</text:span><text:span text:style-name="T2"> </text:span></text:p>
          </draw:text-box>
        </draw:frame>
        <draw:line draw:style-name="gr2" draw:text-style-name="P3" draw:layer="layout" svg:x1="5.8cm" svg:y1="8.1cm" svg:x2="5.755cm" svg:y2="11.6cm">
          <text:p/>
        </draw:line>
        <draw:line draw:style-name="gr2" draw:text-style-name="P3" draw:layer="layout" svg:x1="4.3cm" svg:y1="6.6cm" svg:x2="4.225cm" svg:y2="11.6cm">
          <text:p/>
        </draw:line>
        <draw:line draw:style-name="gr2" draw:text-style-name="P3" draw:layer="layout" svg:x1="2.8cm" svg:y1="3.4cm" svg:x2="2.865cm" svg:y2="11.6cm">
          <text:p/>
        </draw:line>
        <draw:line draw:style-name="gr2" draw:text-style-name="P3" draw:layer="layout" svg:x1="1.25cm" svg:y1="0.435cm" svg:x2="1.25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arker Felt" svg:font-family="'Marker Felt'" style:font-pitch="variable"/>
    <style:font-face style:name="Marker Felt1" svg:font-family="'Marker Felt'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06:49:46.567200000</meta:creation-date>
    <dc:date>2017-07-06T06:43:24.939039000</dc:date>
    <meta:editing-duration>PT28M48S</meta:editing-duration>
    <meta:editing-cycles>6</meta:editing-cycles>
    <meta:generator>LibreOffice/5.2.6.2$MacOSX_X86_64 LibreOffice_project/a3100ed2409ebf1c212f5048fbe377c281438fdc</meta:generator>
    <meta:document-statistic meta:object-count="5"/>
  </office:meta>
</office:document-meta>
</file>